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TC  (ms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RIEF</text:p>
          </table:table-cell>
          <table:table-cell table:number-columns-repeated="5"/>
          <table:table-cell office:value-type="string" calcext:value-type="string">
            <text:p>O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/ 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AGE / 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nan</text:p>
          </table:table-cell>
          <table:table-cell office:value-type="float" office:value="11.7971" calcext:value-type="float">
            <text:p>11.7971</text:p>
          </table:table-cell>
          <table:table-cell office:value-type="float" office:value="14.1924" calcext:value-type="float">
            <text:p>14.1924</text:p>
          </table:table-cell>
          <table:table-cell office:value-type="float" office:value="12.6572" calcext:value-type="float">
            <text:p>12.6572</text:p>
          </table:table-cell>
          <table:table-cell office:value-type="float" office:value="13.9463" calcext:value-type="float">
            <text:p>13.9463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nan</text:p>
          </table:table-cell>
          <table:table-cell office:value-type="float" office:value="13.3341" calcext:value-type="float">
            <text:p>13.3341</text:p>
          </table:table-cell>
          <table:table-cell office:value-type="float" office:value="12.8389" calcext:value-type="float">
            <text:p>12.8389</text:p>
          </table:table-cell>
          <table:table-cell office:value-type="float" office:value="19.1116" calcext:value-type="float">
            <text:p>19.1116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-1.2749" calcext:value-type="float">
            <text:p>-1.2749</text:p>
          </table:table-cell>
          <table:table-cell office:value-type="float" office:value="28.7584" calcext:value-type="float">
            <text:p>28.7584</text:p>
          </table:table-cell>
          <table:table-cell office:value-type="float" office:value="15.6885" calcext:value-type="float">
            <text:p>15.6885</text:p>
          </table:table-cell>
          <table:table-cell office:value-type="float" office:value="7.57594" calcext:value-type="float">
            <text:p>7.57594</text:p>
          </table:table-cell>
          <table:table-cell office:value-type="float" office:value="13.5451" calcext:value-type="float">
            <text:p>13.5451</text:p>
          </table:table-cell>
          <table:table-cell office:value-type="string" calcext:value-type="string">
            <text:p>2-3</text:p>
          </table:table-cell>
          <table:table-cell office:value-type="float" office:value="80.7525" calcext:value-type="float">
            <text:p>80.7525</text:p>
          </table:table-cell>
          <table:table-cell office:value-type="float" office:value="45.0895" calcext:value-type="float">
            <text:p>45.0895</text:p>
          </table:table-cell>
          <table:table-cell office:value-type="float" office:value="14.9357" calcext:value-type="float">
            <text:p>14.9357</text:p>
          </table:table-cell>
          <table:table-cell office:value-type="float" office:value="13.3168" calcext:value-type="float">
            <text:p>13.3168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6.5356" calcext:value-type="float">
            <text:p>16.5356</text:p>
          </table:table-cell>
          <table:table-cell office:value-type="float" office:value="13.9883" calcext:value-type="float">
            <text:p>13.9883</text:p>
          </table:table-cell>
          <table:table-cell office:value-type="float" office:value="13.4563" calcext:value-type="float">
            <text:p>13.4563</text:p>
          </table:table-cell>
          <table:table-cell office:value-type="float" office:value="38.5666" calcext:value-type="float">
            <text:p>38.5666</text:p>
          </table:table-cell>
          <table:table-cell office:value-type="string" calcext:value-type="string">
            <text:p>3-4</text:p>
          </table:table-cell>
          <table:table-cell office:value-type="float" office:value="-18.2644" calcext:value-type="float">
            <text:p>-18.2644</text:p>
          </table:table-cell>
          <table:table-cell office:value-type="float" office:value="16.3163" calcext:value-type="float">
            <text:p>16.3163</text:p>
          </table:table-cell>
          <table:table-cell office:value-type="float" office:value="12.9406" calcext:value-type="float">
            <text:p>12.9406</text:p>
          </table:table-cell>
          <table:table-cell office:value-type="float" office:value="24.724" calcext:value-type="float">
            <text:p>24.724</text:p>
          </table:table-cell>
          <table:table-cell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1.3201" calcext:value-type="float">
            <text:p>11.3201</text:p>
          </table:table-cell>
          <table:table-cell office:value-type="float" office:value="12.6839" calcext:value-type="float">
            <text:p>12.6839</text:p>
          </table:table-cell>
          <table:table-cell office:value-type="float" office:value="12.6551" calcext:value-type="float">
            <text:p>12.6551</text:p>
          </table:table-cell>
          <table:table-cell office:value-type="float" office:value="18.1963" calcext:value-type="float">
            <text:p>18.1963</text:p>
          </table:table-cell>
          <table:table-cell office:value-type="float" office:value="-22.5948" calcext:value-type="float">
            <text:p>-22.5948</text:p>
          </table:table-cell>
          <table:table-cell office:value-type="string" calcext:value-type="string">
            <text:p>4-5</text:p>
          </table:table-cell>
          <table:table-cell office:value-type="float" office:value="11.3201" calcext:value-type="float">
            <text:p>11.3201</text:p>
          </table:table-cell>
          <table:table-cell office:value-type="float" office:value="12.605" calcext:value-type="float">
            <text:p>12.605</text:p>
          </table:table-cell>
          <table:table-cell office:value-type="float" office:value="18.115" calcext:value-type="float">
            <text:p>18.115</text:p>
          </table:table-cell>
          <table:table-cell office:value-type="float" office:value="22.1695" calcext:value-type="float">
            <text:p>22.1695</text:p>
          </table:table-cell>
          <table:table-cell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.43762" calcext:value-type="float">
            <text:p>1.43762</text:p>
          </table:table-cell>
          <table:table-cell office:value-type="float" office:value="35.9943" calcext:value-type="float">
            <text:p>35.9943</text:p>
          </table:table-cell>
          <table:table-cell office:value-type="float" office:value="67.7972" calcext:value-type="float">
            <text:p>67.7972</text:p>
          </table:table-cell>
          <table:table-cell office:value-type="float" office:value="12.1882" calcext:value-type="float">
            <text:p>12.1882</text:p>
          </table:table-cell>
          <table:table-cell office:value-type="float" office:value="17.769" calcext:value-type="float">
            <text:p>17.769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nan</text:p>
          </table:table-cell>
          <table:table-cell office:value-type="float" office:value="13.0809" calcext:value-type="float">
            <text:p>13.0809</text:p>
          </table:table-cell>
          <table:table-cell office:value-type="float" office:value="25.3236" calcext:value-type="float">
            <text:p>25.3236</text:p>
          </table:table-cell>
          <table:table-cell office:value-type="float" office:value="21.9442" calcext:value-type="float">
            <text:p>21.9442</text:p>
          </table:table-cell>
          <table:table-cell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-11.1116" calcext:value-type="float">
            <text:p>-11.1116</text:p>
          </table:table-cell>
          <table:table-cell office:value-type="float" office:value="11.5279" calcext:value-type="float">
            <text:p>11.5279</text:p>
          </table:table-cell>
          <table:table-cell office:value-type="float" office:value="14.357" calcext:value-type="float">
            <text:p>14.357</text:p>
          </table:table-cell>
          <table:table-cell office:value-type="float" office:value="12.9597" calcext:value-type="float">
            <text:p>12.9597</text:p>
          </table:table-cell>
          <table:table-cell office:value-type="float" office:value="20.3278" calcext:value-type="float">
            <text:p>20.3278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-inf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6.8483" calcext:value-type="float">
            <text:p>16.8483</text:p>
          </table:table-cell>
          <table:table-cell office:value-type="float" office:value="11.2192" calcext:value-type="float">
            <text:p>11.2192</text:p>
          </table:table-cell>
          <table:table-cell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0.8714" calcext:value-type="float">
            <text:p>10.8714</text:p>
          </table:table-cell>
          <table:table-cell office:value-type="float" office:value="12.8288" calcext:value-type="float">
            <text:p>12.8288</text:p>
          </table:table-cell>
          <table:table-cell office:value-type="float" office:value="10.7446" calcext:value-type="float">
            <text:p>10.7446</text:p>
          </table:table-cell>
          <table:table-cell office:value-type="float" office:value="12.8497" calcext:value-type="float">
            <text:p>12.8497</text:p>
          </table:table-cell>
          <table:table-cell office:value-type="float" office:value="11.7512" calcext:value-type="float">
            <text:p>11.7512</text:p>
          </table:table-cell>
          <table:table-cell office:value-type="string" calcext:value-type="string">
            <text:p>7-8</text:p>
          </table:table-cell>
          <table:table-cell office:value-type="float" office:value="10.8714" calcext:value-type="float">
            <text:p>10.8714</text:p>
          </table:table-cell>
          <table:table-cell office:value-type="float" office:value="12.2021" calcext:value-type="float">
            <text:p>12.2021</text:p>
          </table:table-cell>
          <table:table-cell office:value-type="float" office:value="11.6876" calcext:value-type="float">
            <text:p>11.6876</text:p>
          </table:table-cell>
          <table:table-cell office:value-type="float" office:value="8.91958" calcext:value-type="float">
            <text:p>8.91958</text:p>
          </table:table-cell>
          <table:table-cell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nan</text:p>
          </table:table-cell>
          <table:table-cell office:value-type="float" office:value="13.2008" calcext:value-type="float">
            <text:p>13.2008</text:p>
          </table:table-cell>
          <table:table-cell office:value-type="float" office:value="18.9391" calcext:value-type="float">
            <text:p>18.9391</text:p>
          </table:table-cell>
          <table:table-cell office:value-type="float" office:value="20.0189" calcext:value-type="float">
            <text:p>20.0189</text:p>
          </table:table-cell>
          <table:table-cell office:value-type="float" office:value="30.1861" calcext:value-type="float">
            <text:p>30.1861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nan</text:p>
          </table:table-cell>
          <table:table-cell office:value-type="float" office:value="11.3522" calcext:value-type="float">
            <text:p>11.3522</text:p>
          </table:table-cell>
          <table:table-cell office:value-type="float" office:value="10.7968" calcext:value-type="float">
            <text:p>10.7968</text:p>
          </table:table-cell>
          <table:table-cell office:value-type="float" office:value="7.39015" calcext:value-type="float">
            <text:p>7.39015</text:p>
          </table:table-cell>
          <table:table-cell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0.0320759" calcext:value-type="float">
            <text:p>0.0320759</text:p>
          </table:table-cell>
          <table:table-cell office:value-type="float" office:value="12.3176" calcext:value-type="float">
            <text:p>12.3176</text:p>
          </table:table-cell>
          <table:table-cell office:value-type="float" office:value="15.6569" calcext:value-type="float">
            <text:p>15.6569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9.359" calcext:value-type="float">
            <text:p>19.359</text:p>
          </table:table-cell>
          <table:table-cell office:value-type="string" calcext:value-type="string">
            <text:p>9-10</text:p>
          </table:table-cell>
          <table:table-cell office:value-type="float" office:value="1.10983" calcext:value-type="float">
            <text:p>1.10983</text:p>
          </table:table-cell>
          <table:table-cell office:value-type="float" office:value="12.9124" calcext:value-type="float">
            <text:p>12.9124</text:p>
          </table:table-cell>
          <table:table-cell office:value-type="float" office:value="9.98712" calcext:value-type="float">
            <text:p>9.98712</text:p>
          </table:table-cell>
          <table:table-cell office:value-type="float" office:value="18.0377" calcext:value-type="float">
            <text:p>18.0377</text:p>
          </table:table-cell>
          <table:table-cell/>
        </table:table-row>
        <table:table-row table:style-name="ro1">
          <table:table-cell office:value-type="string" calcext:value-type="string">
            <text:p>10-11</text:p>
          </table:table-cell>
          <table:table-cell office:value-type="float" office:value="6.22926" calcext:value-type="float">
            <text:p>6.22926</text:p>
          </table:table-cell>
          <table:table-cell office:value-type="float" office:value="35.8019" calcext:value-type="float">
            <text:p>35.8019</text:p>
          </table:table-cell>
          <table:table-cell office:value-type="float" office:value="12.6494" calcext:value-type="float">
            <text:p>12.6494</text:p>
          </table:table-cell>
          <table:table-cell office:value-type="float" office:value="10.5243" calcext:value-type="float">
            <text:p>10.5243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10-11</text:p>
          </table:table-cell>
          <table:table-cell office:value-type="float" office:value="6.22926" calcext:value-type="float">
            <text:p>6.22926</text:p>
          </table:table-cell>
          <table:table-cell office:value-type="float" office:value="25.2171" calcext:value-type="float">
            <text:p>25.2171</text:p>
          </table:table-cell>
          <table:table-cell office:value-type="float" office:value="9.98542" calcext:value-type="float">
            <text:p>9.98542</text:p>
          </table:table-cell>
          <table:table-cell office:value-type="float" office:value="8.26419" calcext:value-type="float">
            <text:p>8.26419</text:p>
          </table:table-cell>
          <table:table-cell/>
        </table:table-row>
        <table:table-row table:style-name="ro1">
          <table:table-cell office:value-type="string" calcext:value-type="string">
            <text:p>11-12</text:p>
          </table:table-cell>
          <table:table-cell office:value-type="float" office:value="-0.814768" calcext:value-type="float">
            <text:p>-0.814768</text:p>
          </table:table-cell>
          <table:table-cell office:value-type="float" office:value="15.693" calcext:value-type="float">
            <text:p>15.693</text:p>
          </table:table-cell>
          <table:table-cell office:value-type="float" office:value="10.633" calcext:value-type="float">
            <text:p>10.633</text:p>
          </table:table-cell>
          <table:table-cell office:value-type="float" office:value="11.3367" calcext:value-type="float">
            <text:p>11.3367</text:p>
          </table:table-cell>
          <table:table-cell office:value-type="float" office:value="8.91067" calcext:value-type="float">
            <text:p>8.91067</text:p>
          </table:table-cell>
          <table:table-cell office:value-type="string" calcext:value-type="string">
            <text:p>11-12</text:p>
          </table:table-cell>
          <table:table-cell office:value-type="float" office:value="0.102588" calcext:value-type="float">
            <text:p>0.102588</text:p>
          </table:table-cell>
          <table:table-cell office:value-type="float" office:value="12.5668" calcext:value-type="float">
            <text:p>12.5668</text:p>
          </table:table-cell>
          <table:table-cell office:value-type="float" office:value="10.76" calcext:value-type="float">
            <text:p>10.76</text:p>
          </table:table-cell>
          <table:table-cell office:value-type="float" office:value="7.80056" calcext:value-type="float">
            <text:p>7.80056</text:p>
          </table:table-cell>
          <table:table-cell/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nan</text:p>
          </table:table-cell>
          <table:table-cell office:value-type="float" office:value="7.80127" calcext:value-type="float">
            <text:p>7.80127</text:p>
          </table:table-cell>
          <table:table-cell office:value-type="float" office:value="11.1984" calcext:value-type="float">
            <text:p>11.1984</text:p>
          </table:table-cell>
          <table:table-cell office:value-type="float" office:value="8.43338" calcext:value-type="float">
            <text:p>8.43338</text:p>
          </table:table-cell>
          <table:table-cell office:value-type="float" office:value="15.5577" calcext:value-type="float">
            <text:p>15.5577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nan</text:p>
          </table:table-cell>
          <table:table-cell office:value-type="float" office:value="6.68629" calcext:value-type="float">
            <text:p>6.68629</text:p>
          </table:table-cell>
          <table:table-cell office:value-type="float" office:value="7.19028" calcext:value-type="float">
            <text:p>7.19028</text:p>
          </table:table-cell>
          <table:table-cell office:value-type="float" office:value="13.4283" calcext:value-type="float">
            <text:p>13.4283</text:p>
          </table:table-cell>
          <table:table-cell/>
        </table:table-row>
        <table:table-row table:style-name="ro1">
          <table:table-cell office:value-type="string" calcext:value-type="string">
            <text:p>13-14</text:p>
          </table:table-cell>
          <table:table-cell office:value-type="float" office:value="2.83934" calcext:value-type="float">
            <text:p>2.83934</text:p>
          </table:table-cell>
          <table:table-cell office:value-type="float" office:value="14.0888" calcext:value-type="float">
            <text:p>14.0888</text:p>
          </table:table-cell>
          <table:table-cell office:value-type="float" office:value="15.1882" calcext:value-type="float">
            <text:p>15.1882</text:p>
          </table:table-cell>
          <table:table-cell office:value-type="float" office:value="9.68376" calcext:value-type="float">
            <text:p>9.68376</text:p>
          </table:table-cell>
          <table:table-cell office:value-type="float" office:value="9.60389" calcext:value-type="float">
            <text:p>9.60389</text:p>
          </table:table-cell>
          <table:table-cell office:value-type="string" calcext:value-type="string">
            <text:p>13-14</text:p>
          </table:table-cell>
          <table:table-cell office:value-type="float" office:value="2.83934" calcext:value-type="float">
            <text:p>2.83934</text:p>
          </table:table-cell>
          <table:table-cell office:value-type="float" office:value="13.2272" calcext:value-type="float">
            <text:p>13.2272</text:p>
          </table:table-cell>
          <table:table-cell office:value-type="float" office:value="10.8256" calcext:value-type="float">
            <text:p>10.8256</text:p>
          </table:table-cell>
          <table:table-cell office:value-type="float" office:value="8.05265" calcext:value-type="float">
            <text:p>8.05265</text:p>
          </table:table-cell>
          <table:table-cell/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-8.83569" calcext:value-type="float">
            <text:p>-8.83569</text:p>
          </table:table-cell>
          <table:table-cell office:value-type="float" office:value="11.3269" calcext:value-type="float">
            <text:p>11.3269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7.8179" calcext:value-type="float">
            <text:p>7.8179</text:p>
          </table:table-cell>
          <table:table-cell office:value-type="float" office:value="8.15758" calcext:value-type="float">
            <text:p>8.15758</text:p>
          </table:table-cell>
          <table:table-cell office:value-type="string" calcext:value-type="string">
            <text:p>14-15</text:p>
          </table:table-cell>
          <table:table-cell office:value-type="float" office:value="-0.942772" calcext:value-type="float">
            <text:p>-0.942772</text:p>
          </table:table-cell>
          <table:table-cell office:value-type="float" office:value="11.3057" calcext:value-type="float">
            <text:p>11.3057</text:p>
          </table:table-cell>
          <table:table-cell office:value-type="float" office:value="13.1722" calcext:value-type="float">
            <text:p>13.1722</text:p>
          </table:table-cell>
          <table:table-cell office:value-type="float" office:value="6.59684" calcext:value-type="float">
            <text:p>6.59684</text:p>
          </table:table-cell>
          <table:table-cell/>
        </table:table-row>
        <table:table-row table:style-name="ro1">
          <table:table-cell office:value-type="string" calcext:value-type="string">
            <text:p>15-16</text:p>
          </table:table-cell>
          <table:table-cell office:value-type="float" office:value="-2.57257" calcext:value-type="float">
            <text:p>-2.57257</text:p>
          </table:table-cell>
          <table:table-cell office:value-type="float" office:value="13.7065" calcext:value-type="float">
            <text:p>13.7065</text:p>
          </table:table-cell>
          <table:table-cell office:value-type="float" office:value="12.7452" calcext:value-type="float">
            <text:p>12.7452</text:p>
          </table:table-cell>
          <table:table-cell office:value-type="float" office:value="9.38552" calcext:value-type="float">
            <text:p>9.38552</text:p>
          </table:table-cell>
          <table:table-cell office:value-type="float" office:value="9.41571" calcext:value-type="float">
            <text:p>9.41571</text:p>
          </table:table-cell>
          <table:table-cell office:value-type="string" calcext:value-type="string">
            <text:p>15-16</text:p>
          </table:table-cell>
          <table:table-cell office:value-type="float" office:value="-2.57257" calcext:value-type="float">
            <text:p>-2.57257</text:p>
          </table:table-cell>
          <table:table-cell office:value-type="float" office:value="10.8" calcext:value-type="float">
            <text:p>10.8</text:p>
          </table:table-cell>
          <table:table-cell office:value-type="float" office:value="11.4439" calcext:value-type="float">
            <text:p>11.4439</text:p>
          </table:table-cell>
          <table:table-cell office:value-type="float" office:value="8.54902" calcext:value-type="float">
            <text:p>8.54902</text:p>
          </table:table-cell>
          <table:table-cell/>
        </table:table-row>
        <table:table-row table:style-name="ro1">
          <table:table-cell office:value-type="string" calcext:value-type="string">
            <text:p>16-17</text:p>
          </table:table-cell>
          <table:table-cell office:value-type="float" office:value="11.7931" calcext:value-type="float">
            <text:p>11.7931</text:p>
          </table:table-cell>
          <table:table-cell office:value-type="float" office:value="12.1996" calcext:value-type="float">
            <text:p>12.1996</text:p>
          </table:table-cell>
          <table:table-cell office:value-type="float" office:value="15.4809" calcext:value-type="float">
            <text:p>15.4809</text:p>
          </table:table-cell>
          <table:table-cell office:value-type="float" office:value="8.53948" calcext:value-type="float">
            <text:p>8.53948</text:p>
          </table:table-cell>
          <table:table-cell office:value-type="float" office:value="13.2755" calcext:value-type="float">
            <text:p>13.2755</text:p>
          </table:table-cell>
          <table:table-cell office:value-type="string" calcext:value-type="string">
            <text:p>16-17</text:p>
          </table:table-cell>
          <table:table-cell office:value-type="float" office:value="11.7931" calcext:value-type="float">
            <text:p>11.7931</text:p>
          </table:table-cell>
          <table:table-cell office:value-type="float" office:value="12.6605" calcext:value-type="float">
            <text:p>12.6605</text:p>
          </table:table-cell>
          <table:table-cell office:value-type="float" office:value="10.1502" calcext:value-type="float">
            <text:p>10.1502</text:p>
          </table:table-cell>
          <table:table-cell office:value-type="float" office:value="8.0066" calcext:value-type="float">
            <text:p>8.0066</text:p>
          </table:table-cell>
          <table:table-cell/>
        </table:table-row>
        <table:table-row table:style-name="ro1">
          <table:table-cell office:value-type="string" calcext:value-type="string">
            <text:p>17-18</text:p>
          </table:table-cell>
          <table:table-cell office:value-type="string" calcext:value-type="string">
            <text:p>nan</text:p>
          </table:table-cell>
          <table:table-cell office:value-type="float" office:value="7.96589" calcext:value-type="float">
            <text:p>7.96589</text:p>
          </table:table-cell>
          <table:table-cell office:value-type="float" office:value="9.48537" calcext:value-type="float">
            <text:p>9.48537</text:p>
          </table:table-cell>
          <table:table-cell office:value-type="float" office:value="7.97518" calcext:value-type="float">
            <text:p>7.97518</text:p>
          </table:table-cell>
          <table:table-cell office:value-type="float" office:value="55.204" calcext:value-type="float">
            <text:p>55.204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nan</text:p>
          </table:table-cell>
          <table:table-cell office:value-type="float" office:value="6.67515" calcext:value-type="float">
            <text:p>6.67515</text:p>
          </table:table-cell>
          <table:table-cell office:value-type="float" office:value="8.01495" calcext:value-type="float">
            <text:p>8.01495</text:p>
          </table:table-cell>
          <table:table-cell office:value-type="float" office:value="7.51469" calcext:value-type="float">
            <text:p>7.51469</text:p>
          </table:table-cell>
          <table:table-cell/>
        </table:table-row>
        <table:table-row table:style-name="ro1">
          <table:table-cell office:value-type="string" calcext:value-type="string">
            <text:p>18-19</text:p>
          </table:table-cell>
          <table:table-cell office:value-type="string" calcext:value-type="string">
            <text:p>nan</text:p>
          </table:table-cell>
          <table:table-cell office:value-type="float" office:value="12.7024" calcext:value-type="float">
            <text:p>12.7024</text:p>
          </table:table-cell>
          <table:table-cell office:value-type="float" office:value="9.90522" calcext:value-type="float">
            <text:p>9.90522</text:p>
          </table:table-cell>
          <table:table-cell office:value-type="float" office:value="9.48347" calcext:value-type="float">
            <text:p>9.48347</text:p>
          </table:table-cell>
          <table:table-cell office:value-type="float" office:value="13.8686" calcext:value-type="float">
            <text:p>13.8686</text:p>
          </table:table-cell>
          <table:table-cell office:value-type="string" calcext:value-type="string">
            <text:p>18-19</text:p>
          </table:table-cell>
          <table:table-cell office:value-type="string" calcext:value-type="string">
            <text:p>nan</text:p>
          </table:table-cell>
          <table:table-cell office:value-type="float" office:value="11.6118" calcext:value-type="float">
            <text:p>11.6118</text:p>
          </table:table-cell>
          <table:table-cell office:value-type="float" office:value="9.4537" calcext:value-type="float">
            <text:p>9.4537</text:p>
          </table:table-cell>
          <table:table-cell office:value-type="float" office:value="24.1855" calcext:value-type="float">
            <text:p>24.185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EAK</text:p>
          </table:table-cell>
          <table:table-cell table:number-columns-repeated="5"/>
          <table:table-cell office:value-type="string" calcext:value-type="string">
            <text:p>S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/ 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AGE / 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nan</text:p>
          </table:table-cell>
          <table:table-cell office:value-type="float" office:value="9.78926" calcext:value-type="float">
            <text:p>9.78926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9.84293" calcext:value-type="float">
            <text:p>9.84293</text:p>
          </table:table-cell>
          <table:table-cell office:value-type="float" office:value="9.42923" calcext:value-type="float">
            <text:p>9.42923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nan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11.2949" calcext:value-type="float">
            <text:p>11.2949</text:p>
          </table:table-cell>
          <table:table-cell office:value-type="float" office:value="9.88564" calcext:value-type="float">
            <text:p>9.88564</text:p>
          </table:table-cell>
          <table:table-cell office:value-type="float" office:value="16.8612" calcext:value-type="float">
            <text:p>16.8612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0.0704421" calcext:value-type="float">
            <text:p>0.0704421</text:p>
          </table:table-cell>
          <table:table-cell office:value-type="float" office:value="33.6139" calcext:value-type="float">
            <text:p>33.6139</text:p>
          </table:table-cell>
          <table:table-cell office:value-type="float" office:value="22.7753" calcext:value-type="float">
            <text:p>22.7753</text:p>
          </table:table-cell>
          <table:table-cell office:value-type="float" office:value="11.3184" calcext:value-type="float">
            <text:p>11.3184</text:p>
          </table:table-cell>
          <table:table-cell office:value-type="float" office:value="18.4474" calcext:value-type="float">
            <text:p>18.4474</text:p>
          </table:table-cell>
          <table:table-cell office:value-type="string" calcext:value-type="string">
            <text:p>2-3</text:p>
          </table:table-cell>
          <table:table-cell office:value-type="float" office:value="-7.7161" calcext:value-type="float">
            <text:p>-7.7161</text:p>
          </table:table-cell>
          <table:table-cell office:value-type="float" office:value="105.666" calcext:value-type="float">
            <text:p>105.666</text:p>
          </table:table-cell>
          <table:table-cell office:value-type="float" office:value="17.6538" calcext:value-type="float">
            <text:p>17.6538</text:p>
          </table:table-cell>
          <table:table-cell office:value-type="float" office:value="11.5505" calcext:value-type="float">
            <text:p>11.5505</text:p>
          </table:table-cell>
          <table:table-cell office:value-type="float" office:value="15.2731" calcext:value-type="float">
            <text:p>15.2731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10.313" calcext:value-type="float">
            <text:p>10.313</text:p>
          </table:table-cell>
          <table:table-cell office:value-type="float" office:value="15.6236" calcext:value-type="float">
            <text:p>15.6236</text:p>
          </table:table-cell>
          <table:table-cell office:value-type="float" office:value="10.7608" calcext:value-type="float">
            <text:p>10.7608</text:p>
          </table:table-cell>
          <table:table-cell office:value-type="float" office:value="-134.284" calcext:value-type="float">
            <text:p>-134.284</text:p>
          </table:table-cell>
          <table:table-cell office:value-type="string" calcext:value-type="string">
            <text:p>3-4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3.7273" calcext:value-type="float">
            <text:p>13.7273</text:p>
          </table:table-cell>
          <table:table-cell office:value-type="float" office:value="16.504" calcext:value-type="float">
            <text:p>16.504</text:p>
          </table:table-cell>
          <table:table-cell office:value-type="float" office:value="10.5306" calcext:value-type="float">
            <text:p>10.5306</text:p>
          </table:table-cell>
          <table:table-cell office:value-type="float" office:value="17.4928" calcext:value-type="float">
            <text:p>17.4928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1.3201" calcext:value-type="float">
            <text:p>11.3201</text:p>
          </table:table-cell>
          <table:table-cell office:value-type="float" office:value="6.46369" calcext:value-type="float">
            <text:p>6.46369</text:p>
          </table:table-cell>
          <table:table-cell office:value-type="float" office:value="9.27196" calcext:value-type="float">
            <text:p>9.27196</text:p>
          </table:table-cell>
          <table:table-cell office:value-type="float" office:value="13.9126" calcext:value-type="float">
            <text:p>13.9126</text:p>
          </table:table-cell>
          <table:table-cell office:value-type="float" office:value="11.0409" calcext:value-type="float">
            <text:p>11.0409</text:p>
          </table:table-cell>
          <table:table-cell office:value-type="string" calcext:value-type="string">
            <text:p>4-5</text:p>
          </table:table-cell>
          <table:table-cell office:value-type="float" office:value="11.3201" calcext:value-type="float">
            <text:p>11.3201</text:p>
          </table:table-cell>
          <table:table-cell office:value-type="float" office:value="12.75" calcext:value-type="float">
            <text:p>12.75</text:p>
          </table:table-cell>
          <table:table-cell office:value-type="float" office:value="13.8025" calcext:value-type="float">
            <text:p>13.8025</text:p>
          </table:table-cell>
          <table:table-cell office:value-type="float" office:value="12.7767" calcext:value-type="float">
            <text:p>12.7767</text:p>
          </table:table-cell>
          <table:table-cell office:value-type="float" office:value="-215.049" calcext:value-type="float">
            <text:p>-215.049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nan</text:p>
          </table:table-cell>
          <table:table-cell office:value-type="float" office:value="13.0881" calcext:value-type="float">
            <text:p>13.0881</text:p>
          </table:table-cell>
          <table:table-cell office:value-type="float" office:value="49.5386" calcext:value-type="float">
            <text:p>49.5386</text:p>
          </table:table-cell>
          <table:table-cell office:value-type="float" office:value="8.60683" calcext:value-type="float">
            <text:p>8.60683</text:p>
          </table:table-cell>
          <table:table-cell office:value-type="float" office:value="29.0177" calcext:value-type="float">
            <text:p>29.0177</text:p>
          </table:table-cell>
          <table:table-cell office:value-type="string" calcext:value-type="string">
            <text:p>5-6</text:p>
          </table:table-cell>
          <table:table-cell office:value-type="float" office:value="1.31578" calcext:value-type="float">
            <text:p>1.31578</text:p>
          </table:table-cell>
          <table:table-cell office:value-type="float" office:value="138.026" calcext:value-type="float">
            <text:p>138.026</text:p>
          </table:table-cell>
          <table:table-cell office:value-type="float" office:value="26.4464" calcext:value-type="float">
            <text:p>26.4464</text:p>
          </table:table-cell>
          <table:table-cell office:value-type="float" office:value="11.2875" calcext:value-type="float">
            <text:p>11.2875</text:p>
          </table:table-cell>
          <table:table-cell office:value-type="float" office:value="18.9149" calcext:value-type="float">
            <text:p>18.9149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22.1492" calcext:value-type="float">
            <text:p>22.1492</text:p>
          </table:table-cell>
          <table:table-cell office:value-type="float" office:value="10.9329" calcext:value-type="float">
            <text:p>10.9329</text:p>
          </table:table-cell>
          <table:table-cell office:value-type="float" office:value="13.9674" calcext:value-type="float">
            <text:p>13.9674</text:p>
          </table:table-cell>
          <table:table-cell office:value-type="float" office:value="11.4816" calcext:value-type="float">
            <text:p>11.4816</text:p>
          </table:table-cell>
          <table:table-cell office:value-type="float" office:value="17.7758" calcext:value-type="float">
            <text:p>17.7758</text:p>
          </table:table-cell>
          <table:table-cell office:value-type="string" calcext:value-type="string">
            <text:p>6-7</text:p>
          </table:table-cell>
          <table:table-cell office:value-type="float" office:value="-16.025" calcext:value-type="float">
            <text:p>-16.025</text:p>
          </table:table-cell>
          <table:table-cell office:value-type="float" office:value="11.8895" calcext:value-type="float">
            <text:p>11.8895</text:p>
          </table:table-cell>
          <table:table-cell office:value-type="float" office:value="12.4836" calcext:value-type="float">
            <text:p>12.4836</text:p>
          </table:table-cell>
          <table:table-cell office:value-type="float" office:value="11.0585" calcext:value-type="float">
            <text:p>11.0585</text:p>
          </table:table-cell>
          <table:table-cell office:value-type="float" office:value="116.757" calcext:value-type="float">
            <text:p>116.757</text:p>
          </table:table-cell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0.8714" calcext:value-type="float">
            <text:p>10.8714</text:p>
          </table:table-cell>
          <table:table-cell office:value-type="float" office:value="9.39776" calcext:value-type="float">
            <text:p>9.39776</text:p>
          </table:table-cell>
          <table:table-cell office:value-type="float" office:value="9.85089" calcext:value-type="float">
            <text:p>9.85089</text:p>
          </table:table-cell>
          <table:table-cell office:value-type="float" office:value="8.73772" calcext:value-type="float">
            <text:p>8.73772</text:p>
          </table:table-cell>
          <table:table-cell office:value-type="float" office:value="12.145" calcext:value-type="float">
            <text:p>12.145</text:p>
          </table:table-cell>
          <table:table-cell office:value-type="string" calcext:value-type="string">
            <text:p>7-8</text:p>
          </table:table-cell>
          <table:table-cell office:value-type="float" office:value="11.4974" calcext:value-type="float">
            <text:p>11.4974</text:p>
          </table:table-cell>
          <table:table-cell office:value-type="float" office:value="13.2657" calcext:value-type="float">
            <text:p>13.2657</text:p>
          </table:table-cell>
          <table:table-cell office:value-type="float" office:value="14.9567" calcext:value-type="float">
            <text:p>14.9567</text:p>
          </table:table-cell>
          <table:table-cell office:value-type="float" office:value="12.5567" calcext:value-type="float">
            <text:p>12.5567</text:p>
          </table:table-cell>
          <table:table-cell office:value-type="float" office:value="16.6847" calcext:value-type="float">
            <text:p>16.6847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nan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8.236" calcext:value-type="float">
            <text:p>18.236</text:p>
          </table:table-cell>
          <table:table-cell office:value-type="float" office:value="10.6461" calcext:value-type="float">
            <text:p>10.6461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nan</text:p>
          </table:table-cell>
          <table:table-cell office:value-type="float" office:value="14.0861" calcext:value-type="float">
            <text:p>14.0861</text:p>
          </table:table-cell>
          <table:table-cell office:value-type="float" office:value="18.9986" calcext:value-type="float">
            <text:p>18.9986</text:p>
          </table:table-cell>
          <table:table-cell office:value-type="float" office:value="13.8405" calcext:value-type="float">
            <text:p>13.8405</text:p>
          </table:table-cell>
          <table:table-cell office:value-type="float" office:value="7.14781" calcext:value-type="float">
            <text:p>7.14781</text:p>
          </table:table-cell>
        </table:table-row>
        <table:table-row table:style-name="ro1">
          <table:table-cell office:value-type="string" calcext:value-type="string">
            <text:p>9-10</text:p>
          </table:table-cell>
          <table:table-cell office:value-type="string" calcext:value-type="string">
            <text:p>nan</text:p>
          </table:table-cell>
          <table:table-cell office:value-type="float" office:value="10.8658" calcext:value-type="float">
            <text:p>10.8658</text:p>
          </table:table-cell>
          <table:table-cell office:value-type="float" office:value="15.8256" calcext:value-type="float">
            <text:p>15.8256</text:p>
          </table:table-cell>
          <table:table-cell office:value-type="float" office:value="12.2487" calcext:value-type="float">
            <text:p>12.2487</text:p>
          </table:table-cell>
          <table:table-cell office:value-type="float" office:value="12.1317" calcext:value-type="float">
            <text:p>12.1317</text:p>
          </table:table-cell>
          <table:table-cell office:value-type="string" calcext:value-type="string">
            <text:p>9-10</text:p>
          </table:table-cell>
          <table:table-cell office:value-type="float" office:value="-1.27821" calcext:value-type="float">
            <text:p>-1.27821</text:p>
          </table:table-cell>
          <table:table-cell office:value-type="float" office:value="12.7047" calcext:value-type="float">
            <text:p>12.7047</text:p>
          </table:table-cell>
          <table:table-cell office:value-type="float" office:value="15.0201" calcext:value-type="float">
            <text:p>15.0201</text:p>
          </table:table-cell>
          <table:table-cell office:value-type="float" office:value="11.1009" calcext:value-type="float">
            <text:p>11.1009</text:p>
          </table:table-cell>
          <table:table-cell office:value-type="float" office:value="11.9786" calcext:value-type="float">
            <text:p>11.9786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float" office:value="1.75164" calcext:value-type="float">
            <text:p>1.75164</text:p>
          </table:table-cell>
          <table:table-cell office:value-type="float" office:value="11.7791" calcext:value-type="float">
            <text:p>11.7791</text:p>
          </table:table-cell>
          <table:table-cell office:value-type="float" office:value="14.1461" calcext:value-type="float">
            <text:p>14.1461</text:p>
          </table:table-cell>
          <table:table-cell office:value-type="float" office:value="9.56105" calcext:value-type="float">
            <text:p>9.56105</text:p>
          </table:table-cell>
          <table:table-cell office:value-type="float" office:value="14.8708" calcext:value-type="float">
            <text:p>14.8708</text:p>
          </table:table-cell>
          <table:table-cell office:value-type="string" calcext:value-type="string">
            <text:p>10-11</text:p>
          </table:table-cell>
          <table:table-cell office:value-type="float" office:value="6.22926" calcext:value-type="float">
            <text:p>6.22926</text:p>
          </table:table-cell>
          <table:table-cell office:value-type="string" calcext:value-type="string">
            <text:p>NAN</text:p>
          </table:table-cell>
          <table:table-cell office:value-type="float" office:value="12.1946" calcext:value-type="float">
            <text:p>12.1946</text:p>
          </table:table-cell>
          <table:table-cell office:value-type="float" office:value="9.08886" calcext:value-type="float">
            <text:p>9.08886</text:p>
          </table:table-cell>
          <table:table-cell office:value-type="float" office:value="9.25849" calcext:value-type="float">
            <text:p>9.25849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-inf</text:p>
          </table:table-cell>
          <table:table-cell office:value-type="float" office:value="12.1304" calcext:value-type="float">
            <text:p>12.1304</text:p>
          </table:table-cell>
          <table:table-cell office:value-type="float" office:value="9.42856" calcext:value-type="float">
            <text:p>9.42856</text:p>
          </table:table-cell>
          <table:table-cell office:value-type="float" office:value="11.6726" calcext:value-type="float">
            <text:p>11.6726</text:p>
          </table:table-cell>
          <table:table-cell office:value-type="float" office:value="5.09051" calcext:value-type="float">
            <text:p>5.09051</text:p>
          </table:table-cell>
          <table:table-cell office:value-type="string" calcext:value-type="string">
            <text:p>11-12</text:p>
          </table:table-cell>
          <table:table-cell office:value-type="float" office:value="-1.60331" calcext:value-type="float">
            <text:p>-1.60331</text:p>
          </table:table-cell>
          <table:table-cell office:value-type="float" office:value="28.7132" calcext:value-type="float">
            <text:p>28.7132</text:p>
          </table:table-cell>
          <table:table-cell office:value-type="float" office:value="9.99438" calcext:value-type="float">
            <text:p>9.99438</text:p>
          </table:table-cell>
          <table:table-cell office:value-type="float" office:value="7.6305" calcext:value-type="float">
            <text:p>7.6305</text:p>
          </table:table-cell>
          <table:table-cell office:value-type="float" office:value="13.1039" calcext:value-type="float">
            <text:p>13.1039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nan</text:p>
          </table:table-cell>
          <table:table-cell office:value-type="float" office:value="5.76491" calcext:value-type="float">
            <text:p>5.76491</text:p>
          </table:table-cell>
          <table:table-cell office:value-type="float" office:value="10.7068" calcext:value-type="float">
            <text:p>10.7068</text:p>
          </table:table-cell>
          <table:table-cell office:value-type="float" office:value="7.17797" calcext:value-type="float">
            <text:p>7.17797</text:p>
          </table:table-cell>
          <table:table-cell office:value-type="float" office:value="32.8134" calcext:value-type="float">
            <text:p>32.8134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nan</text:p>
          </table:table-cell>
          <table:table-cell office:value-type="float" office:value="11.1081" calcext:value-type="float">
            <text:p>11.1081</text:p>
          </table:table-cell>
          <table:table-cell office:value-type="float" office:value="12.4532" calcext:value-type="float">
            <text:p>12.4532</text:p>
          </table:table-cell>
          <table:table-cell office:value-type="float" office:value="8.10768" calcext:value-type="float">
            <text:p>8.10768</text:p>
          </table:table-cell>
          <table:table-cell office:value-type="float" office:value="35.5641" calcext:value-type="float">
            <text:p>35.5641</text:p>
          </table:table-cell>
        </table:table-row>
        <table:table-row table:style-name="ro1">
          <table:table-cell office:value-type="string" calcext:value-type="string">
            <text:p>13-14</text:p>
          </table:table-cell>
          <table:table-cell office:value-type="string" calcext:value-type="string">
            <text:p>nan</text:p>
          </table:table-cell>
          <table:table-cell office:value-type="float" office:value="11.5873" calcext:value-type="float">
            <text:p>11.5873</text:p>
          </table:table-cell>
          <table:table-cell office:value-type="float" office:value="14.5868" calcext:value-type="float">
            <text:p>14.5868</text:p>
          </table:table-cell>
          <table:table-cell office:value-type="float" office:value="8.96806" calcext:value-type="float">
            <text:p>8.96806</text:p>
          </table:table-cell>
          <table:table-cell office:value-type="float" office:value="6.93371" calcext:value-type="float">
            <text:p>6.93371</text:p>
          </table:table-cell>
          <table:table-cell office:value-type="string" calcext:value-type="string">
            <text:p>13-14</text:p>
          </table:table-cell>
          <table:table-cell office:value-type="float" office:value="2.83934" calcext:value-type="float">
            <text:p>2.83934</text:p>
          </table:table-cell>
          <table:table-cell office:value-type="float" office:value="14.0583" calcext:value-type="float">
            <text:p>14.0583</text:p>
          </table:table-cell>
          <table:table-cell office:value-type="float" office:value="13.8471" calcext:value-type="float">
            <text:p>13.8471</text:p>
          </table:table-cell>
          <table:table-cell office:value-type="float" office:value="8.71586" calcext:value-type="float">
            <text:p>8.71586</text:p>
          </table:table-cell>
          <table:table-cell office:value-type="float" office:value="8.08528" calcext:value-type="float">
            <text:p>8.08528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nan</text:p>
          </table:table-cell>
          <table:table-cell office:value-type="float" office:value="9.34531" calcext:value-type="float">
            <text:p>9.34531</text:p>
          </table:table-cell>
          <table:table-cell office:value-type="float" office:value="9.87309" calcext:value-type="float">
            <text:p>9.87309</text:p>
          </table:table-cell>
          <table:table-cell office:value-type="float" office:value="6.93332" calcext:value-type="float">
            <text:p>6.93332</text:p>
          </table:table-cell>
          <table:table-cell office:value-type="float" office:value="31.1401" calcext:value-type="float">
            <text:p>31.1401</text:p>
          </table:table-cell>
          <table:table-cell office:value-type="string" calcext:value-type="string">
            <text:p>14-15</text:p>
          </table:table-cell>
          <table:table-cell office:value-type="float" office:value="-1.64628" calcext:value-type="float">
            <text:p>-1.64628</text:p>
          </table:table-cell>
          <table:table-cell office:value-type="float" office:value="11.9267" calcext:value-type="float">
            <text:p>11.9267</text:p>
          </table:table-cell>
          <table:table-cell office:value-type="float" office:value="10.3583" calcext:value-type="float">
            <text:p>10.3583</text:p>
          </table:table-cell>
          <table:table-cell office:value-type="float" office:value="8.72115" calcext:value-type="float">
            <text:p>8.72115</text:p>
          </table:table-cell>
          <table:table-cell office:value-type="float" office:value="9.73696" calcext:value-type="float">
            <text:p>9.73696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string" calcext:value-type="string">
            <text:p>nan</text:p>
          </table:table-cell>
          <table:table-cell office:value-type="float" office:value="11.7063" calcext:value-type="float">
            <text:p>11.7063</text:p>
          </table:table-cell>
          <table:table-cell office:value-type="float" office:value="11.3079" calcext:value-type="float">
            <text:p>11.3079</text:p>
          </table:table-cell>
          <table:table-cell office:value-type="float" office:value="8.07265" calcext:value-type="float">
            <text:p>8.07265</text:p>
          </table:table-cell>
          <table:table-cell office:value-type="float" office:value="9.65484" calcext:value-type="float">
            <text:p>9.65484</text:p>
          </table:table-cell>
          <table:table-cell office:value-type="string" calcext:value-type="string">
            <text:p>15-16</text:p>
          </table:table-cell>
          <table:table-cell office:value-type="float" office:value="-2.57257" calcext:value-type="float">
            <text:p>-2.57257</text:p>
          </table:table-cell>
          <table:table-cell office:value-type="float" office:value="13.1008" calcext:value-type="float">
            <text:p>13.1008</text:p>
          </table:table-cell>
          <table:table-cell office:value-type="float" office:value="11.6289" calcext:value-type="float">
            <text:p>11.6289</text:p>
          </table:table-cell>
          <table:table-cell office:value-type="float" office:value="8.81764" calcext:value-type="float">
            <text:p>8.81764</text:p>
          </table:table-cell>
          <table:table-cell office:value-type="float" office:value="32.9112" calcext:value-type="float">
            <text:p>32.9112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float" office:value="7.80996" calcext:value-type="float">
            <text:p>7.80996</text:p>
          </table:table-cell>
          <table:table-cell office:value-type="float" office:value="11.3076" calcext:value-type="float">
            <text:p>11.3076</text:p>
          </table:table-cell>
          <table:table-cell office:value-type="float" office:value="8.95035" calcext:value-type="float">
            <text:p>8.95035</text:p>
          </table:table-cell>
          <table:table-cell office:value-type="float" office:value="8.27759" calcext:value-type="float">
            <text:p>8.27759</text:p>
          </table:table-cell>
          <table:table-cell office:value-type="float" office:value="12.0667" calcext:value-type="float">
            <text:p>12.0667</text:p>
          </table:table-cell>
          <table:table-cell office:value-type="string" calcext:value-type="string">
            <text:p>16-17</text:p>
          </table:table-cell>
          <table:table-cell office:value-type="float" office:value="11.7931" calcext:value-type="float">
            <text:p>11.7931</text:p>
          </table:table-cell>
          <table:table-cell office:value-type="float" office:value="11.7613" calcext:value-type="float">
            <text:p>11.7613</text:p>
          </table:table-cell>
          <table:table-cell office:value-type="float" office:value="10.4527" calcext:value-type="float">
            <text:p>10.4527</text:p>
          </table:table-cell>
          <table:table-cell office:value-type="float" office:value="7.73093" calcext:value-type="float">
            <text:p>7.73093</text:p>
          </table:table-cell>
          <table:table-cell office:value-type="float" office:value="9.78354" calcext:value-type="float">
            <text:p>9.78354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office:value-type="float" office:value="0.0826974" calcext:value-type="float">
            <text:p>0.0826974</text:p>
          </table:table-cell>
          <table:table-cell office:value-type="float" office:value="6.13293" calcext:value-type="float">
            <text:p>6.13293</text:p>
          </table:table-cell>
          <table:table-cell office:value-type="float" office:value="7.21678" calcext:value-type="float">
            <text:p>7.21678</text:p>
          </table:table-cell>
          <table:table-cell office:value-type="float" office:value="7.74212" calcext:value-type="float">
            <text:p>7.74212</text:p>
          </table:table-cell>
          <table:table-cell office:value-type="float" office:value="-98.5282" calcext:value-type="float">
            <text:p>-98.5282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nan</text:p>
          </table:table-cell>
          <table:table-cell office:value-type="float" office:value="7.0503" calcext:value-type="float">
            <text:p>7.0503</text:p>
          </table:table-cell>
          <table:table-cell office:value-type="float" office:value="10.0657" calcext:value-type="float">
            <text:p>10.0657</text:p>
          </table:table-cell>
          <table:table-cell office:value-type="float" office:value="8.10541" calcext:value-type="float">
            <text:p>8.10541</text:p>
          </table:table-cell>
          <table:table-cell office:value-type="float" office:value="6.93976" calcext:value-type="float">
            <text:p>6.93976</text:p>
          </table:table-cell>
        </table:table-row>
        <table:table-row table:style-name="ro1">
          <table:table-cell office:value-type="string" calcext:value-type="string">
            <text:p>18-19</text:p>
          </table:table-cell>
          <table:table-cell/>
          <table:table-cell office:value-type="float" office:value="10.1673" calcext:value-type="float">
            <text:p>10.1673</text:p>
          </table:table-cell>
          <table:table-cell office:value-type="float" office:value="10.7774" calcext:value-type="float">
            <text:p>10.7774</text:p>
          </table:table-cell>
          <table:table-cell office:value-type="float" office:value="10.4368" calcext:value-type="float">
            <text:p>10.4368</text:p>
          </table:table-cell>
          <table:table-cell office:value-type="float" office:value="-35.1758" calcext:value-type="float">
            <text:p>-35.1758</text:p>
          </table:table-cell>
          <table:table-cell office:value-type="string" calcext:value-type="string">
            <text:p>18-19</text:p>
          </table:table-cell>
          <table:table-cell office:value-type="string" calcext:value-type="string">
            <text:p>nan</text:p>
          </table:table-cell>
          <table:table-cell office:value-type="float" office:value="80.4055" calcext:value-type="float">
            <text:p>80.4055</text:p>
          </table:table-cell>
          <table:table-cell office:value-type="float" office:value="13.1741" calcext:value-type="float">
            <text:p>13.1741</text:p>
          </table:table-cell>
          <table:table-cell office:value-type="float" office:value="7.83368" calcext:value-type="float">
            <text:p>7.83368</text:p>
          </table:table-cell>
          <table:table-cell office:value-type="float" office:value="55.548" calcext:value-type="float">
            <text:p>55.54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AZE</text:p>
          </table:table-cell>
          <table:table-cell table:number-columns-repeated="5"/>
          <table:table-cell office:value-type="string" calcext:value-type="string">
            <text:p>LID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/ DETECTOR</text:p>
          </table:table-cell>
          <table:table-cell office:value-type="string" calcext:value-type="string">
            <text:p>AKAZE</text:p>
          </table:table-cell>
          <table:table-cell table:number-columns-repeated="4"/>
          <table:table-cell office:value-type="string" calcext:value-type="string">
            <text:p>FRAMES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Previous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4.9455" calcext:value-type="float">
            <text:p>14.9455</text:p>
          </table:table-cell>
          <table:table-cell table:number-columns-repeated="7"/>
          <table:table-cell office:value-type="float" office:value="7.974" calcext:value-type="float">
            <text:p>7.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14.9607" calcext:value-type="float">
            <text:p>14.9607</text:p>
          </table:table-cell>
          <table:table-cell table:number-columns-repeated="4"/>
          <table:table-cell office:value-type="string" calcext:value-type="string">
            <text:p>1-2</text:p>
          </table:table-cell>
          <table:table-cell office:value-type="float" office:value="12.9722" calcext:value-type="float">
            <text:p>12.9722</text:p>
          </table:table-cell>
          <table:table-cell table:formula="of:=[.J45]-[.J45]" office:value-type="float" office:value="0" calcext:value-type="float">
            <text:p>0</text:p>
          </table:table-cell>
          <table:table-cell office:value-type="float" office:value="7.913" calcext:value-type="float">
            <text:p>7.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12.753" calcext:value-type="float">
            <text:p>12.753</text:p>
          </table:table-cell>
          <table:table-cell table:number-columns-repeated="4"/>
          <table:table-cell office:value-type="string" calcext:value-type="string">
            <text:p>2-3</text:p>
          </table:table-cell>
          <table:table-cell office:value-type="float" office:value="12.264" calcext:value-type="float">
            <text:p>12.264</text:p>
          </table:table-cell>
          <table:table-cell table:formula="of:=[.J45]-[.J46]" office:value-type="float" office:value="0.0609999999999999" calcext:value-type="float">
            <text:p>0.061</text:p>
          </table:table-cell>
          <table:table-cell office:value-type="float" office:value="7.849" calcext:value-type="float">
            <text:p>7.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4.8015" calcext:value-type="float">
            <text:p>14.8015</text:p>
          </table:table-cell>
          <table:table-cell table:number-columns-repeated="4"/>
          <table:table-cell office:value-type="string" calcext:value-type="string">
            <text:p>3-4</text:p>
          </table:table-cell>
          <table:table-cell office:value-type="float" office:value="13.9161" calcext:value-type="float">
            <text:p>13.9161</text:p>
          </table:table-cell>
          <table:table-cell table:formula="of:=[.J46]-[.J47]" office:value-type="float" office:value="0.0640000000000001" calcext:value-type="float">
            <text:p>0.064</text:p>
          </table:table-cell>
          <table:table-cell office:value-type="float" office:value="7.793" calcext:value-type="float">
            <text:p>7.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9.0905" calcext:value-type="float">
            <text:p>19.0905</text:p>
          </table:table-cell>
          <table:table-cell table:number-columns-repeated="4"/>
          <table:table-cell office:value-type="string" calcext:value-type="string">
            <text:p>4-5</text:p>
          </table:table-cell>
          <table:table-cell office:value-type="float" office:value="7.11572" calcext:value-type="float">
            <text:p>7.11572</text:p>
          </table:table-cell>
          <table:table-cell table:formula="of:=[.J47]-[.J48]" office:value-type="float" office:value="0.0560000000000001" calcext:value-type="float">
            <text:p>0.056</text:p>
          </table:table-cell>
          <table:table-cell office:value-type="float" office:value="7.685" calcext:value-type="float">
            <text:p>7.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4.466" calcext:value-type="float">
            <text:p>14.466</text:p>
          </table:table-cell>
          <table:table-cell table:number-columns-repeated="4"/>
          <table:table-cell office:value-type="string" calcext:value-type="string">
            <text:p>5-6</text:p>
          </table:table-cell>
          <table:table-cell office:value-type="float" office:value="16.2511" calcext:value-type="float">
            <text:p>16.2511</text:p>
          </table:table-cell>
          <table:table-cell table:formula="of:=[.J48]-[.J49]" office:value-type="float" office:value="0.108" calcext:value-type="float">
            <text:p>0.108</text:p>
          </table:table-cell>
          <table:table-cell office:value-type="float" office:value="7.638" calcext:value-type="float">
            <text:p>7.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5.1812" calcext:value-type="float">
            <text:p>15.1812</text:p>
          </table:table-cell>
          <table:table-cell table:number-columns-repeated="4"/>
          <table:table-cell office:value-type="string" calcext:value-type="string">
            <text:p>6-7</text:p>
          </table:table-cell>
          <table:table-cell office:value-type="float" office:value="12.4213" calcext:value-type="float">
            <text:p>12.4213</text:p>
          </table:table-cell>
          <table:table-cell table:formula="of:=[.J49]-[.J50]" office:value-type="float" office:value="0.0470000000000006" calcext:value-type="float">
            <text:p>0.047000000000001</text:p>
          </table:table-cell>
          <table:table-cell office:value-type="float" office:value="7.577" calcext:value-type="float">
            <text:p>7.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14.877" calcext:value-type="float">
            <text:p>14.877</text:p>
          </table:table-cell>
          <table:table-cell table:number-columns-repeated="4"/>
          <table:table-cell office:value-type="string" calcext:value-type="string">
            <text:p>7-8</text:p>
          </table:table-cell>
          <table:table-cell office:value-type="float" office:value="34.3404" calcext:value-type="float">
            <text:p>34.3404</text:p>
          </table:table-cell>
          <table:table-cell table:formula="of:=[.J50]-[.J51]" office:value-type="float" office:value="0.0609999999999999" calcext:value-type="float">
            <text:p>0.061</text:p>
          </table:table-cell>
          <table:table-cell office:value-type="float" office:value="7.555" calcext:value-type="float">
            <text:p>7.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17.9013" calcext:value-type="float">
            <text:p>17.9013</text:p>
          </table:table-cell>
          <table:table-cell table:number-columns-repeated="4"/>
          <table:table-cell office:value-type="string" calcext:value-type="string">
            <text:p>8-9</text:p>
          </table:table-cell>
          <table:table-cell office:value-type="float" office:value="9.34376" calcext:value-type="float">
            <text:p>9.34376</text:p>
          </table:table-cell>
          <table:table-cell table:formula="of:=[.J51]-[.J52]" office:value-type="float" office:value="0.0220000000000002" calcext:value-type="float">
            <text:p>0.022</text:p>
          </table:table-cell>
          <table:table-cell office:value-type="float" office:value="7.475" calcext:value-type="float">
            <text:p>7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11</text:p>
          </table:table-cell>
          <table:table-cell office:value-type="float" office:value="12.3056" calcext:value-type="float">
            <text:p>12.3056</text:p>
          </table:table-cell>
          <table:table-cell table:number-columns-repeated="4"/>
          <table:table-cell office:value-type="string" calcext:value-type="string">
            <text:p>9-10</text:p>
          </table:table-cell>
          <table:table-cell office:value-type="float" office:value="18.1318" calcext:value-type="float">
            <text:p>18.1318</text:p>
          </table:table-cell>
          <table:table-cell table:formula="of:=[.J52]-[.J53]" office:value-type="float" office:value="0.0800000000000001" calcext:value-type="float">
            <text:p>0.08</text:p>
          </table:table-cell>
          <table:table-cell office:value-type="float" office:value="7.434" calcext:value-type="float">
            <text:p>7.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</text:p>
          </table:table-cell>
          <table:table-cell office:value-type="float" office:value="13.2637" calcext:value-type="float">
            <text:p>13.2637</text:p>
          </table:table-cell>
          <table:table-cell table:number-columns-repeated="4"/>
          <table:table-cell office:value-type="string" calcext:value-type="string">
            <text:p>10-11</text:p>
          </table:table-cell>
          <table:table-cell office:value-type="float" office:value="18.0318" calcext:value-type="float">
            <text:p>18.0318</text:p>
          </table:table-cell>
          <table:table-cell table:formula="of:=[.J53]-[.J54]" office:value-type="float" office:value="0.0409999999999995" calcext:value-type="float">
            <text:p>0.041</text:p>
          </table:table-cell>
          <table:table-cell office:value-type="float" office:value="7.393" calcext:value-type="float">
            <text:p>7.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13</text:p>
          </table:table-cell>
          <table:table-cell office:value-type="float" office:value="11.9226" calcext:value-type="float">
            <text:p>11.9226</text:p>
          </table:table-cell>
          <table:table-cell table:number-columns-repeated="4"/>
          <table:table-cell office:value-type="string" calcext:value-type="string">
            <text:p>11-12</text:p>
          </table:table-cell>
          <table:table-cell office:value-type="float" office:value="3.83244" calcext:value-type="float">
            <text:p>3.83244</text:p>
          </table:table-cell>
          <table:table-cell table:formula="of:=[.J54]-[.J55]" office:value-type="float" office:value="0.0410000000000004" calcext:value-type="float">
            <text:p>0.041</text:p>
          </table:table-cell>
          <table:table-cell office:value-type="float" office:value="7.205" calcext:value-type="float">
            <text:p>7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14</text:p>
          </table:table-cell>
          <table:table-cell office:value-type="float" office:value="10.1341" calcext:value-type="float">
            <text:p>10.1341</text:p>
          </table:table-cell>
          <table:table-cell table:number-columns-repeated="4"/>
          <table:table-cell office:value-type="string" calcext:value-type="string">
            <text:p>12-13</text:p>
          </table:table-cell>
          <table:table-cell office:value-type="float" office:value="10.8537" calcext:value-type="float">
            <text:p>10.8537</text:p>
          </table:table-cell>
          <table:table-cell table:formula="of:=[.J55]-[.J56]" office:value-type="float" office:value="0.188" calcext:value-type="float">
            <text:p>0.188</text:p>
          </table:table-cell>
          <table:table-cell office:value-type="float" office:value="7.272" calcext:value-type="float">
            <text:p>7.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10.3785" calcext:value-type="float">
            <text:p>10.3785</text:p>
          </table:table-cell>
          <table:table-cell table:number-columns-repeated="4"/>
          <table:table-cell office:value-type="string" calcext:value-type="string">
            <text:p>13-14</text:p>
          </table:table-cell>
          <table:table-cell office:value-type="float" office:value="9.22307" calcext:value-type="float">
            <text:p>9.22307</text:p>
          </table:table-cell>
          <table:table-cell table:formula="of:=[.J56]-[.J57]" office:value-type="float" office:value="-0.0670000000000002" calcext:value-type="float">
            <text:p>-0.067</text:p>
          </table:table-cell>
          <table:table-cell office:value-type="float" office:value="7.194" calcext:value-type="float">
            <text:p>7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16</text:p>
          </table:table-cell>
          <table:table-cell office:value-type="float" office:value="10.1188" calcext:value-type="float">
            <text:p>10.1188</text:p>
          </table:table-cell>
          <table:table-cell table:number-columns-repeated="4"/>
          <table:table-cell office:value-type="string" calcext:value-type="string">
            <text:p>14-15</text:p>
          </table:table-cell>
          <table:table-cell office:value-type="float" office:value="10.9678" calcext:value-type="float">
            <text:p>10.9678</text:p>
          </table:table-cell>
          <table:table-cell table:formula="of:=[.J57]-[.J58]" office:value-type="float" office:value="0.0780000000000003" calcext:value-type="float">
            <text:p>0.078</text:p>
          </table:table-cell>
          <table:table-cell office:value-type="float" office:value="7.129" calcext:value-type="float">
            <text:p>7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17</text:p>
          </table:table-cell>
          <table:table-cell office:value-type="float" office:value="9.45327" calcext:value-type="float">
            <text:p>9.45327</text:p>
          </table:table-cell>
          <table:table-cell table:number-columns-repeated="4"/>
          <table:table-cell office:value-type="string" calcext:value-type="string">
            <text:p>15-16</text:p>
          </table:table-cell>
          <table:table-cell office:value-type="float" office:value="8.09422" calcext:value-type="float">
            <text:p>8.09422</text:p>
          </table:table-cell>
          <table:table-cell table:formula="of:=[.J58]-[.J59]" office:value-type="float" office:value="0.0650000000000004" calcext:value-type="float">
            <text:p>0.065</text:p>
          </table:table-cell>
          <table:table-cell office:value-type="float" office:value="7.042" calcext:value-type="float">
            <text:p>7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18</text:p>
          </table:table-cell>
          <table:table-cell office:value-type="float" office:value="10.4417" calcext:value-type="float">
            <text:p>10.4417</text:p>
          </table:table-cell>
          <table:table-cell table:number-columns-repeated="4"/>
          <table:table-cell office:value-type="string" calcext:value-type="string">
            <text:p>16-17</text:p>
          </table:table-cell>
          <table:table-cell office:value-type="float" office:value="3.17535" calcext:value-type="float">
            <text:p>3.17535</text:p>
          </table:table-cell>
          <table:table-cell table:formula="of:=[.J59]-[.J60]" office:value-type="float" office:value="0.0869999999999997" calcext:value-type="float">
            <text:p>0.087</text:p>
          </table:table-cell>
          <table:table-cell office:value-type="float" office:value="6.827" calcext:value-type="float">
            <text:p>6.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19</text:p>
          </table:table-cell>
          <table:table-cell office:value-type="float" office:value="9.07593" calcext:value-type="float">
            <text:p>9.07593</text:p>
          </table:table-cell>
          <table:table-cell table:number-columns-repeated="4"/>
          <table:table-cell office:value-type="string" calcext:value-type="string">
            <text:p>17-18</text:p>
          </table:table-cell>
          <table:table-cell office:value-type="float" office:value="9.99424" calcext:value-type="float">
            <text:p>9.99424</text:p>
          </table:table-cell>
          <table:table-cell table:formula="of:=[.J60]-[.J61]" office:value-type="float" office:value="0.215" calcext:value-type="float">
            <text:p>0.215</text:p>
          </table:table-cell>
          <table:table-cell office:value-type="float" office:value="6.896" calcext:value-type="float">
            <text:p>6.8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8-19</text:p>
          </table:table-cell>
          <table:table-cell office:value-type="float" office:value="8.30978" calcext:value-type="float">
            <text:p>8.30978</text:p>
          </table:table-cell>
          <table:table-cell table:formula="of:=[.J61]-[.J62]" office:value-type="float" office:value="-0.069" calcext:value-type="float">
            <text:p>-0.0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9:07:33.442575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0:35:39.310080786</meta:creation-date>
    <dc:date>2021-04-18T19:25:32.620000084</dc:date>
    <meta:editing-duration>PT3H38M1S</meta:editing-duration>
    <meta:editing-cycles>18</meta:editing-cycles>
    <meta:generator>LibreOffice/6.0.7.3$Linux_X86_64 LibreOffice_project/00m0$Build-3</meta:generator>
    <meta:document-statistic meta:table-count="1" meta:cell-count="556" meta:object-count="0"/>
  </office:meta>
</office:document-meta>
</file>